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1E1E0ADA78.png"/>
  <manifest:file-entry manifest:media-type="image/png" manifest:full-path="Pictures/10000201000000200000002030A5A05E.png"/>
  <manifest:file-entry manifest:media-type="image/png" manifest:full-path="Pictures/100002010000001C0000001A97453480.png"/>
  <manifest:file-entry manifest:media-type="image/png" manifest:full-path="Pictures/100002010000002000000020A8CA21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3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 fo:font-size="28pt"/>
    </style:style>
    <style:style style:name="P3" style:family="paragraph">
      <style:paragraph-properties fo:margin-left="0cm" fo:margin-right="0cm" fo:text-indent="0cm"/>
      <style:text-properties fo:font-family="'Lucida Sans Typewriter'" style:font-family-generic="modern" style:font-pitch="fixed" fo:font-size="14pt" fo:font-weight="normal"/>
    </style:style>
    <style:style style:name="P4" style:family="paragraph">
      <style:text-properties fo:font-family="'Lucida Sans Typewriter'" style:font-family-generic="modern" style:font-pitch="fixed" fo:font-size="14pt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7" style:family="paragraph"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28pt"/>
    </style:style>
    <style:style style:name="T2" style:family="text">
      <style:text-properties fo:font-family="'Lucida Sans Typewriter'" style:font-family-generic="modern" style:font-pitch="fixed" fo:font-size="14pt" fo:font-weight="normal"/>
    </style:style>
    <style:style style:name="T3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1.17cm" svg:height="1.369cm" svg:x="4.915cm" svg:y="1cm">
          <draw:text-box>
            <text:p text:style-name="P1"><text:span text:style-name="T1">Mappe Secret Quest</text:span></text:p>
          </draw:text-box>
        </draw:frame>
        <draw:custom-shape draw:style-name="gr2" draw:layer="layout" svg:width="2cm" svg:height="2cm" svg:x="6.776cm" svg:y="3.9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3.9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3.9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3.9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5.71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5.71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2cm" svg:height="2cm" svg:x="10.408cm" svg:y="5.716cm">
          <text:p text:style-name="P3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5.71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9.34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9.34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9.34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9.34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7.53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7.53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7.53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7.53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5" draw:layer="layout" svg:width="0.56cm" svg:height="0.56cm" svg:x="8.429cm" svg:y="4.6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0.229cm" svg:y="4.6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2.029cm" svg:y="4.6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2.944cm" svg:y="5.5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2.944cm" svg:y="7.3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2.944cm" svg:y="9.1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2.044cm" svg:y="10.0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0.244cm" svg:y="10.0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8.344cm" svg:y="10.0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7.496cm" svg:y="9.1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7.496cm" svg:y="7.3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9.312cm" svg:y="9.1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9.312cm" svg:y="7.3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1.128cm" svg:y="7.3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6cm" svg:height="0.56cm" svg:x="11.128cm" svg:y="9.16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64cm" svg:height="0.564cm" svg:x="7.494cm" svg:y="4.618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5" draw:layer="layout" svg:width="0.56cm" svg:height="0.56cm" svg:x="8.892cm" svg:y="4.2cm">
          <draw:image xlink:href="Pictures/10000201000000200000002030A5A05E.png" xlink:type="simple" xlink:show="embed" xlink:actuate="onLoad">
            <text:p text:style-name="P1"/>
          </draw:image>
        </draw:frame>
        <draw:frame draw:style-name="gr5" draw:text-style-name="P5" draw:layer="layout" svg:width="0.56cm" svg:height="0.52cm" svg:x="9.312cm" svg:y="6.456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5" draw:layer="layout" svg:width="0.56cm" svg:height="0.52cm" svg:x="7.496cm" svg:y="6.456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7" draw:layer="layout" svg:width="3.169cm" svg:height="0.81cm" svg:x="6.525cm" svg:y="3.26cm">
          <draw:text-box>
            <text:p text:style-name="P6"><text:span text:style-name="T3">Livello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09T20:45:55</meta:creation-date>
    <dc:date>2007-09-09T22:08:16</dc:date>
    <dc:language>it-IT</dc:language>
    <meta:editing-cycles>47</meta:editing-cycles>
    <meta:editing-duration>PT1H14M27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